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6000000E5CFBA2F88DA7BCD24.png" manifest:media-type="image/png"/>
  <manifest:file-entry manifest:full-path="Pictures/1000105600004D7B000017E9F4E2FAD780817858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DejaVu Sans Mono1" svg:font-family="'DejaVu Sans Mono'" style:font-family-generic="modern" style:font-pitch="fixed"/>
    <style:font-face style:name="Noto Sans Mono" svg:font-family="'Noto Sans Mono'" style:font-family-generic="swiss" style:font-pitch="fixed"/>
    <style:font-face style:name="Calibri1" svg:font-family="Calibri" style:font-pitch="variable"/>
    <style:font-face style:name="Fira Code" svg:font-family="'Fira Code'" style:font-pitch="variable"/>
    <style:font-face style:name="Garuda" svg:font-family="Garuda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3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22.80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71cm" fo:min-width="12.97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52cm" fo:min-width="3.68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69cm" fo:min-width="2.80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69cm" fo:min-width="2.58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69cm" fo:min-width="3.02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-color="#e6e905" draw:textarea-horizontal-align="justify" draw:textarea-vertical-align="middle" draw:auto-grow-height="false" fo:min-height="0.852cm" fo:min-width="4.35cm"/>
      <style:paragraph-properties style:writing-mode="lr-tb"/>
    </style:style>
    <style:style style:name="gr10" style:family="graphic" style:parent-style-name="standard">
      <style:graphic-properties draw:fill-color="#e6e905" draw:textarea-horizontal-align="justify" draw:textarea-vertical-align="middle" draw:auto-grow-height="false" fo:min-height="0.669cm" fo:min-width="3.469cm"/>
      <style:paragraph-properties style:writing-mode="lr-tb"/>
    </style:style>
    <style:style style:name="gr11" style:family="graphic" style:parent-style-name="standard">
      <style:graphic-properties draw:fill-color="#e6e905" draw:textarea-horizontal-align="justify" draw:textarea-vertical-align="middle" draw:auto-grow-height="false" fo:min-height="1.036cm" fo:min-width="5.23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fill-color="#e6e905" draw:textarea-vertical-align="middle"/>
    </style:style>
    <style:style style:name="gr13" style:family="graphic" style:parent-style-name="standard">
      <style:graphic-properties draw:fill-color="#069a2e" draw:textarea-horizontal-align="justify" draw:textarea-vertical-align="middle" draw:auto-grow-height="false" fo:min-height="0.118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20.717cm"/>
      <style:paragraph-properties style:writing-mode="lr-tb"/>
    </style:style>
    <style:style style:name="gr15" style:family="graphic" style:parent-style-name="standard">
      <style:graphic-properties draw:fill-color="#6ea0d1" draw:textarea-horizontal-align="justify" draw:textarea-vertical-align="middle" draw:auto-grow-height="false" fo:min-height="0.669cm" fo:min-width="3.689cm"/>
      <style:paragraph-properties style:writing-mode="lr-tb"/>
    </style:style>
    <style:style style:name="gr16" style:family="graphic" style:parent-style-name="standard">
      <style:graphic-properties draw:fill-color="#e6e905" draw:textarea-horizontal-align="justify" draw:textarea-vertical-align="middle" draw:auto-grow-height="false" fo:min-height="0.669cm" fo:min-width="3.689cm"/>
      <style:paragraph-properties style:writing-mode="lr-tb"/>
    </style:style>
    <style:style style:name="gr17" style:family="graphic" style:parent-style-name="standard">
      <style:graphic-properties draw:fill-color="#e6e905" draw:textarea-horizontal-align="justify" draw:textarea-vertical-align="middle" draw:auto-grow-height="false" fo:min-height="0.669cm" fo:min-width="5.453cm"/>
      <style:paragraph-properties style:writing-mode="lr-tb"/>
    </style:style>
    <style:style style:name="gr18" style:family="graphic" style:parent-style-name="standard">
      <style:graphic-properties draw:fill-color="#e6e905" draw:textarea-horizontal-align="justify" draw:textarea-vertical-align="middle" draw:auto-grow-height="false" fo:min-height="0.669cm" fo:min-width="4.791cm"/>
      <style:paragraph-properties style:writing-mode="lr-tb"/>
    </style:style>
    <style:style style:name="gr19" style:family="graphic" style:parent-style-name="standard">
      <style:graphic-properties draw:fill-color="#069a2e" draw:textarea-horizontal-align="justify" draw:textarea-vertical-align="middle" draw:auto-grow-height="false" fo:min-height="0.026cm" fo:min-width="0.851cm"/>
    </style:style>
    <style:style style:name="gr20" style:family="graphic" style:parent-style-name="standard">
      <style:graphic-properties draw:fill-color="#069a2e" draw:textarea-horizontal-align="justify" draw:textarea-vertical-align="middle" draw:auto-grow-height="false" fo:min-height="0.082cm" fo:min-width="0.305cm"/>
    </style:style>
    <style:style style:name="gr21" style:family="graphic" style:parent-style-name="standard">
      <style:graphic-properties draw:fill-color="#069a2e" draw:textarea-horizontal-align="justify" draw:textarea-vertical-align="middle" draw:auto-grow-height="false" fo:min-height="0.036cm" fo:min-width="1.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899cm"/>
      <style:paragraph-properties style:writing-mode="lr-tb"/>
    </style:style>
    <style:style style:name="pr1" style:family="presentation" style:parent-style-name="_31__5f_Titel_20_und_20_Tex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_31__5f_Titel_20_und_20_Text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3.0999984741211pt"/>
    </style:style>
    <style:style style:name="P2" style:family="paragraph">
      <loext:graphic-properties draw:fill="none" draw:fill-color="#ffffff"/>
      <style:paragraph-properties style:writing-mode="lr-tb"/>
      <style:text-properties style:font-name="Garuda" fo:font-size="33.0999984741211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3.8000001907349pt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1" fo:font-size="13.8000001907349pt" style:font-size-asian="15pt" style:font-size-complex="15pt"/>
    </style:style>
    <style:style style:name="P6" style:family="paragraph">
      <style:paragraph-properties fo:text-align="center"/>
      <style:text-properties fo:font-size="16.6000003814697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e6e905"/>
      <style:paragraph-properties fo:text-align="center"/>
      <style:text-properties fo:font-size="16.6000003814697pt"/>
    </style:style>
    <style:style style:name="P10" style:family="paragraph">
      <style:paragraph-properties fo:text-align="start"/>
      <style:text-properties fo:font-size="16.6000003814697pt"/>
    </style:style>
    <style:style style:name="P11" style:family="paragraph">
      <loext:graphic-properties draw:fill-color="#e6e905"/>
      <style:paragraph-properties fo:text-align="start"/>
      <style:text-properties fo:font-size="16.6000003814697pt"/>
    </style:style>
    <style:style style:name="P12" style:family="paragraph">
      <loext:graphic-properties draw:fill="solid" draw:fill-color="#e6e905"/>
      <style:paragraph-properties fo:text-align="center"/>
    </style:style>
    <style:style style:name="P13" style:family="paragraph">
      <loext:graphic-properties draw:fill-color="#069a2e"/>
      <style:paragraph-properties fo:text-align="center"/>
    </style:style>
    <style:style style:name="P14" style:family="paragraph">
      <style:text-properties style:font-name="Liberation Sans1" fo:font-size="13.8000001907349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1" fo:font-size="13.8000001907349pt" style:font-size-asian="15pt" style:font-size-complex="15pt"/>
    </style:style>
    <style:style style:name="P16" style:family="paragraph">
      <loext:graphic-properties draw:fill-color="#6ea0d1"/>
      <style:paragraph-properties fo:text-align="center"/>
      <style:text-properties fo:font-size="16.6000003814697pt"/>
    </style:style>
    <style:style style:name="P17" style:family="paragraph">
      <style:text-properties style:font-name="Liberation Sans1" fo:font-size="16.6000003814697pt"/>
    </style:style>
    <style:style style:name="P18" style:family="paragraph">
      <loext:graphic-properties draw:fill="none" draw:fill-color="#ffffff"/>
      <style:text-properties style:font-name="Liberation Sans1" fo:font-size="16.6000003814697pt"/>
    </style:style>
    <style:style style:name="P19" style:family="paragraph">
      <style:text-properties fo:font-size="16.6000003814697pt"/>
    </style:style>
    <style:style style:name="P20" style:family="paragraph">
      <loext:graphic-properties draw:fill="none" draw:fill-color="#ffffff"/>
      <style:text-properties fo:font-size="16.6000003814697pt"/>
    </style:style>
    <style:style style:name="T1" style:family="text">
      <style:text-properties style:font-name="Garuda" fo:font-size="36pt" style:font-size-asian="36pt" style:font-size-complex="36pt"/>
    </style:style>
    <style:style style:name="T2" style:family="text">
      <style:text-properties style:font-name="DejaVu Sans Mono1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Sans1"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Liberation Sans1"/>
    </style:style>
    <style:style style:name="T8" style:family="text">
      <style:text-properties style:font-name="DejaVu Sans Mono1" fo:font-size="15pt" fo:font-style="italic" style:font-size-asian="15pt" style:font-style-asian="italic" style:font-size-complex="15pt" style:font-style-complex="italic"/>
    </style:style>
    <style:style style:name="T9" style:family="text">
      <style:text-properties fo:color="#c9211e" style:font-name="Liberation Sans1" fo:font-size="15pt" style:font-size-asian="15pt" style:font-size-complex="15pt"/>
    </style:style>
    <style:style style:name="T10" style:family="text">
      <style:text-properties style:use-window-font-color="true" style:font-name="Liberation Sans1" fo:font-size="15pt" style:font-size-asian="15pt" style:font-size-complex="15pt"/>
    </style:style>
    <style:style style:name="T11" style:family="text">
      <style:text-properties style:use-window-font-color="true" style:font-name="Liberation Sans1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style:font-name="DejaVu Sans Mono1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_20_und_20_Text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Serialized: Hassle-Free Serializ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Text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Serialized: Hassle-Free Serialization</text:span></text:p>
          </draw:text-box>
        </draw:frame>
        <draw:frame draw:style-name="gr3" draw:text-style-name="P5" draw:layer="layout" svg:width="15.506cm" svg:height="12.821cm" svg:x="1.494cm" svg:y="3.831cm">
          <draw:text-box>
            <text:list text:style-name="L1">
              <text:list-item>
                <text:p text:style-name="P4"><text:span text:style-name="T2">code.dlang.org/packages/serialized</text:span></text:p>
              </text:list-item>
              <text:list-item>
                <text:p text:style-name="P4"><text:span text:style-name="T3">domain types:</text:span></text:p>
                <text:list>
                  <text:list-item>
                    <text:p text:style-name="P4"><text:span text:style-name="T3">use boilerplate </text:span><text:span text:style-name="T2">mixin(GenerateThis);</text:span></text:p>
                  </text:list-item>
                </text:list>
              </text:list-item>
              <text:list-item>
                <text:p text:style-name="P4"><text:span text:style-name="T2">@Json(„fieldName“)</text:span></text:p>
                <text:list>
                  <text:list-item>
                    <text:p text:style-name="P4"><text:span text:style-name="T4">You can do this, but don‘t.</text:span></text:p>
                  </text:list-item>
                </text:list>
              </text:list-item>
              <text:list-item>
                <text:p text:style-name="P4"><text:span text:style-name="T4">domain → application → infrastructure</text:span></text:p>
                <text:list>
                  <text:list-item>
                    <text:p text:style-name="P4"><text:span text:style-name="T4">domain: data types and pure algorithms</text:span></text:p>
                  </text:list-item>
                  <text:list-item>
                    <text:p text:style-name="P4"><text:span text:style-name="T4">application: stateful logic</text:span></text:p>
                  </text:list-item>
                  <text:list-item>
                    <text:p text:style-name="P4"><text:span text:style-name="T4">infrastructure: connects to the outside</text:span></text:p>
                  </text:list-item>
                  <text:list-item>
                    <text:p text:style-name="P4"><text:span text:style-name="T4">No infrastructure knowledge in domain!</text:span></text:p>
                    <text:list>
                      <text:list-item>
                        <text:p text:style-name="P4"><text:span text:style-name="T4">Not even UDAs!</text:span></text:p>
                      </text:list-item>
                    </text:list>
                  </text:list-item>
                  <text:list-item>
                    <text:p text:style-name="P4"><text:span text:style-name="T4">Move encoders to the infrastructure layer</text:span></text:p>
                  </text:list-item>
                  <text:list-item>
                    <text:p text:style-name="P4"><text:span text:style-name="T4">Overload called </text:span><text:span text:style-name="T2">encode</text:span><text:span text:style-name="T4">: one per type.</text:span></text:p>
                  </text:list-item>
                  <text:list-item>
                    <text:p text:style-name="P4"><text:span text:style-name="T4">Pass the overload to </text:span><text:span text:style-name="T2">encodeJson</text:span></text:p>
                    <text:list>
                      <text:list-item>
                        <text:p text:style-name="P4"><text:span text:style-name="T2">encodeJson!(T, encode)(value);</text:span></text:p>
                      </text:list-item>
                    </text:list>
                  </text:list-item>
                  <text:list-item>
                    <text:p text:style-name="P4"><text:span text:style-name="T2">encodeJson</text:span><text:span text:style-name="T4"> recognizes the parameter type</text:span></text:p>
                  </text:list-item>
                  <text:list-item>
                    <text:p text:style-name="P4"><text:span text:style-name="T4">Clean separation of type and format.</text:span></text:p>
                  </text:list-item>
                  <text:list-item>
                    <text:p text:style-name="P4"><text:span text:style-name="T4">Encoding only knows about leaf types.</text:span></text:p>
                  </text:list-item>
                  <text:list-item>
                    <text:p text:style-name="P4"><text:span text:style-name="T4">You can even talk to existing interfaces</text:span></text:p>
                    <text:list>
                      <text:list-item>
                        <text:p text:style-name="P4"><text:span text:style-name="T4">because usually the wire format has a D type equivalent</text:span></text:p>
                      </text:list-item>
                      <text:list-item>
                        <text:p text:style-name="P4"><text:span text:style-name="T4">Except in one case: XM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Text_5f_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Serialized: Hassle-Free Serialization</text:span></text:p>
          </draw:text-box>
        </draw:frame>
        <draw:custom-shape draw:style-name="gr4" draw:text-style-name="P6" xml:id="id1" draw:id="id1" draw:layer="layout" svg:width="4.189cm" svg:height="1.102cm" svg:x="1.984cm" svg:y="4.042cm">
          <text:p text:style-name="P6">DomainType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307cm" svg:height="0.919cm" svg:x="3.306cm" svg:y="5.511cm">
          <text:p text:style-name="P6">LeafType[]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3.087cm" svg:height="0.919cm" svg:x="4.409cm" svg:y="6.797cm">
          <text:p text:style-name="P6">int i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3.087cm" svg:height="0.919cm" svg:x="4.409cm" svg:y="8.084cm">
          <text:p text:style-name="P6">float f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3.087cm" svg:height="0.919cm" svg:x="4.409cm" svg:y="9.37cm">
          <text:p text:style-name="P6">UUID id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528cm" svg:height="0.919cm" svg:x="3.306cm" svg:y="10.656cm">
          <text:p text:style-name="P6">string name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0.901cm" svg:x1="1.984cm" svg:y1="4.593cm" svg:x2="3.306cm" svg:y2="5.97cm" draw:start-shape="id1" draw:start-glue-point="3" draw:end-shape="id2" svg:d="M1984 4593h399v1377h923" svg:viewBox="0 0 1323 1378">
          <text:p/>
        </draw:connector>
        <draw:connector draw:style-name="gr8" draw:text-style-name="P7" draw:layer="layout" draw:line-skew="0.901cm" svg:x1="3.306cm" svg:y1="5.97cm" svg:x2="4.409cm" svg:y2="7.256cm" draw:start-shape="id2" draw:start-glue-point="3" draw:end-shape="id3" draw:end-glue-point="3" svg:d="M3306 5970h399v1286h704" svg:viewBox="0 0 1104 1287">
          <text:p/>
        </draw:connector>
        <draw:connector draw:style-name="gr8" draw:text-style-name="P7" draw:layer="layout" draw:line-skew="0.901cm" svg:x1="3.306cm" svg:y1="5.97cm" svg:x2="4.409cm" svg:y2="8.543cm" draw:start-shape="id2" draw:start-glue-point="3" draw:end-shape="id4" draw:end-glue-point="3" svg:d="M3306 5970h399v2573h704" svg:viewBox="0 0 1104 2574">
          <text:p/>
        </draw:connector>
        <draw:connector draw:style-name="gr8" draw:text-style-name="P7" draw:layer="layout" draw:line-skew="0.901cm" svg:x1="3.306cm" svg:y1="5.97cm" svg:x2="4.409cm" svg:y2="9.829cm" draw:start-shape="id2" draw:start-glue-point="3" draw:end-shape="id5" draw:end-glue-point="3" svg:d="M3306 5970h399v3859h704" svg:viewBox="0 0 1104 3860">
          <text:p/>
        </draw:connector>
        <draw:connector draw:style-name="gr8" draw:text-style-name="P7" draw:layer="layout" draw:line-skew="0.901cm" svg:x1="1.984cm" svg:y1="4.593cm" svg:x2="3.306cm" svg:y2="11.115cm" draw:start-shape="id1" draw:start-glue-point="3" draw:end-shape="id6" draw:end-glue-point="3" svg:d="M1984 4593h399v6522h923" svg:viewBox="0 0 1323 6523">
          <text:p/>
        </draw:connecto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Text_5f_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Serialized: Hassle-Free Serialization</text:span></text:p>
          </draw:text-box>
        </draw:frame>
        <draw:custom-shape draw:style-name="gr9" draw:text-style-name="P9" xml:id="id7" draw:id="id7" draw:layer="layout" svg:width="4.85cm" svg:height="1.102cm" svg:x="1.984cm" svg:y="4.042cm">
          <text:p text:style-name="P6">DTOType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3.969cm" svg:height="0.919cm" svg:x="3.306cm" svg:y="5.511cm">
          <text:p text:style-name="P6">LeafDTO[]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3.969cm" svg:height="0.919cm" svg:x="4.409cm" svg:y="6.797cm">
          <text:p text:style-name="P6">int Value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3.969cm" svg:height="0.919cm" svg:x="4.409cm" svg:y="8.084cm">
          <text:p text:style-name="P6">float Length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1" draw:id="id11" draw:layer="layout" svg:width="5.732cm" svg:height="1.286cm" svg:x="4.409cm" svg:y="9.37cm">
          <text:p text:style-name="P10"><text:span text:style-name="T5">@(Xml.Attribute(„id“))</text:span></text:p>
          <text:p text:style-name="P10">UUID id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draw:line-skew="0.901cm" svg:x1="1.984cm" svg:y1="4.593cm" svg:x2="3.306cm" svg:y2="5.97cm" draw:start-shape="id7" draw:start-glue-point="3" draw:end-shape="id8" svg:d="M1984 4593h400v1377h922" svg:viewBox="0 0 1323 1378">
          <text:p/>
        </draw:connector>
        <draw:connector draw:style-name="gr12" draw:text-style-name="P12" draw:layer="layout" draw:line-skew="0.901cm" svg:x1="3.306cm" svg:y1="5.97cm" svg:x2="4.409cm" svg:y2="7.256cm" draw:start-shape="id8" draw:start-glue-point="3" draw:end-shape="id9" draw:end-glue-point="3" svg:d="M3306 5970h399v1286h704" svg:viewBox="0 0 1104 1287">
          <text:p/>
        </draw:connector>
        <draw:connector draw:style-name="gr12" draw:text-style-name="P12" draw:layer="layout" draw:line-skew="0.901cm" svg:x1="3.306cm" svg:y1="5.97cm" svg:x2="4.409cm" svg:y2="8.543cm" draw:start-shape="id8" draw:start-glue-point="3" draw:end-shape="id10" draw:end-glue-point="3" svg:d="M3306 5970h399v2573h704" svg:viewBox="0 0 1104 2574">
          <text:p/>
        </draw:connector>
        <draw:connector draw:style-name="gr12" draw:text-style-name="P12" draw:layer="layout" draw:line-skew="0.901cm" svg:x1="3.306cm" svg:y1="5.97cm" svg:x2="4.409cm" svg:y2="10.013cm" draw:start-shape="id8" draw:start-glue-point="3" draw:end-shape="id11" draw:end-glue-point="3" svg:d="M3306 5970h399v4043h704" svg:viewBox="0 0 1104 4044">
          <text:p/>
        </draw:connector>
        <draw:custom-shape draw:style-name="gr4" draw:text-style-name="P6" xml:id="id12" draw:id="id12" draw:layer="layout" svg:width="4.189cm" svg:height="1.102cm" svg:x="10.803cm" svg:y="4.042cm">
          <text:p text:style-name="P6">DomainType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3.307cm" svg:height="0.919cm" svg:x="12.125cm" svg:y="5.511cm">
          <text:p text:style-name="P6">LeafType[]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3.087cm" svg:height="0.919cm" svg:x="13.228cm" svg:y="6.797cm">
          <text:p text:style-name="P6">int i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3.087cm" svg:height="0.919cm" svg:x="13.228cm" svg:y="8.084cm">
          <text:p text:style-name="P6">float f</text:p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3.087cm" svg:height="0.919cm" svg:x="13.228cm" svg:y="9.37cm">
          <text:p text:style-name="P6">UUID id</text:p>
          <draw:enhanced-geometry svg:viewBox="0 0 21600 21600" draw:type="rectangle" draw:enhanced-path="M 0 0 L 21600 0 21600 21600 0 21600 0 0 Z N"/>
        </draw:custom-shape>
        <draw:custom-shape draw:style-name="gr7" draw:text-style-name="P6" xml:id="id17" draw:id="id17" draw:layer="layout" svg:width="3.528cm" svg:height="0.919cm" svg:x="12.125cm" svg:y="10.656cm">
          <text:p text:style-name="P6">string name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0.901cm" svg:x1="10.803cm" svg:y1="4.593cm" svg:x2="12.125cm" svg:y2="5.97cm" draw:start-shape="id12" draw:start-glue-point="3" draw:end-shape="id13" svg:d="M10803 4593h399v1377h923" svg:viewBox="0 0 1323 1378">
          <text:p/>
        </draw:connector>
        <draw:connector draw:style-name="gr8" draw:text-style-name="P7" draw:layer="layout" draw:line-skew="0.901cm" svg:x1="12.125cm" svg:y1="5.97cm" svg:x2="13.228cm" svg:y2="7.256cm" draw:start-shape="id13" draw:start-glue-point="3" draw:end-shape="id14" draw:end-glue-point="3" svg:d="M12125 5970h399v1286h704" svg:viewBox="0 0 1104 1287">
          <text:p/>
        </draw:connector>
        <draw:connector draw:style-name="gr8" draw:text-style-name="P7" draw:layer="layout" draw:line-skew="0.901cm" svg:x1="12.125cm" svg:y1="5.97cm" svg:x2="13.228cm" svg:y2="8.543cm" draw:start-shape="id13" draw:start-glue-point="3" draw:end-shape="id15" draw:end-glue-point="3" svg:d="M12125 5970h399v2573h704" svg:viewBox="0 0 1104 2574">
          <text:p/>
        </draw:connector>
        <draw:connector draw:style-name="gr8" draw:text-style-name="P7" draw:layer="layout" draw:line-skew="0.901cm" svg:x1="12.125cm" svg:y1="5.97cm" svg:x2="13.228cm" svg:y2="9.829cm" draw:start-shape="id13" draw:start-glue-point="3" draw:end-shape="id16" draw:end-glue-point="3" svg:d="M12125 5970h399v3859h704" svg:viewBox="0 0 1104 3860">
          <text:p/>
        </draw:connector>
        <draw:connector draw:style-name="gr8" draw:text-style-name="P7" draw:layer="layout" draw:line-skew="0.901cm" svg:x1="10.803cm" svg:y1="4.593cm" svg:x2="12.125cm" svg:y2="11.115cm" draw:start-shape="id12" draw:start-glue-point="3" draw:end-shape="id17" draw:end-glue-point="3" svg:d="M10803 4593h399v6522h923" svg:viewBox="0 0 1323 6523">
          <text:p/>
        </draw:connector>
        <draw:custom-shape draw:style-name="gr13" draw:text-style-name="P13" draw:layer="layout" svg:width="1.764cm" svg:height="0.735cm" svg:x="7.936cm" svg:y="4.2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_31__5f_Titel_20_und_20_Text">
        <office:forms form:automatic-focus="false" form:apply-design-mode="false"/>
        <draw:frame draw:style-name="gr14" draw:text-style-name="P2" draw:layer="layout" svg:width="21.217cm" svg:height="2.63cm" svg:x="2.866cm" svg:y="1.102cm">
          <draw:text-box>
            <text:p text:style-name="P1"><text:span text:style-name="T1">Please, Stop Using XML Already</text:span></text:p>
          </draw:text-box>
        </draw:frame>
        <draw:frame draw:style-name="gr3" draw:text-style-name="P15" draw:layer="layout" svg:width="13.473cm" svg:height="12.821cm" svg:x="1.543cm" svg:y="4.159cm">
          <draw:text-box>
            <text:list text:style-name="L1">
              <text:list-item>
                <text:p text:style-name="P14"><text:span text:style-name="T4">Serialization: Structs and Arrays</text:span></text:p>
              </text:list-item>
              <text:list-item>
                <text:p text:style-name="P14"><text:span text:style-name="T4">JSON: {}, []</text:span></text:p>
              </text:list-item>
              <text:list-item>
                <text:p text:style-name="P14"><text:span text:style-name="T4">HDF5: H5T_COMPOUND, H5T_ARRAY</text:span></text:p>
              </text:list-item>
              <text:list-item>
                <text:p text:style-name="P14"><text:span text:style-name="T4">Protobuf: message, repeated</text:span></text:p>
              </text:list-item>
              <text:list-item>
                <text:p text:style-name="P14"><text:span text:style-name="T4">XML: Elements? Attributes? Text?</text:span></text:p>
                <text:list>
                  <text:list-item>
                    <text:p text:style-name="P14"><text:span text:style-name="T4">Child: element or attribute?</text:span></text:p>
                  </text:list-item>
                  <text:list-item>
                    <text:p text:style-name="P14"><text:span text:style-name="T4">Mixing text and elements?</text:span></text:p>
                  </text:list-item>
                </text:list>
              </text:list-item>
              <text:list-item>
                <text:p text:style-name="P14"><text:span text:style-name="T4">XML is not a serialization format!</text:span></text:p>
                <text:list>
                  <text:list-item>
                    <text:p text:style-name="P14"><text:span text:style-name="T4">XML is a </text:span><text:span text:style-name="T6">document markup format</text:span><text:span text:style-name="T4">,</text:span><text:span text:style-name="T4"><text:line-break/></text:span><text:span text:style-name="T4">badly jammed into a serialization</text:span><text:span text:style-name="T4"><text:line-break/></text:span><text:span text:style-name="T4">role. (HTML)</text:span></text:p>
                  </text:list-item>
                </text:list>
              </text:list-item>
              <text:list-item>
                <text:p text:style-name="P14"><text:span text:style-name="T4">Why XML?</text:span></text:p>
                <text:list>
                  <text:list-item>
                    <text:p text:style-name="P14"><text:span text:style-name="T4">„</text:span><text:span text:style-name="T4">Standardization“. (XSD)</text:span></text:p>
                  </text:list-item>
                  <text:list-item>
                    <text:p text:style-name="P14"><text:span text:style-name="T4">XSD allows early binding.</text:span></text:p>
                    <text:list>
                      <text:list-item>
                        <text:p text:style-name="P14"><text:span text:style-name="T4">That‘s not a good thing.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lso: not forward compatible!</text:span></text:p>
                <text:list>
                  <text:list-item>
                    <text:p text:style-name="P14"><text:span text:style-name="T4">Messages with a new field will</text:span><text:span text:style-name="T4"><text:line-break/></text:span><text:span text:style-name="T4">violate your old schemas.</text:span></text:p>
                  </text:list-item>
                  <text:list-item>
                    <text:p text:style-name="P14"><text:span text:style-name="T4">Semver is right ou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Text_5f_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Protocol Independent Serialization</text:span></text:p>
          </draw:text-box>
        </draw:frame>
        <draw:frame draw:style-name="gr3" draw:text-style-name="P15" draw:layer="layout" svg:width="13.473cm" svg:height="12.821cm" svg:x="1.543cm" svg:y="4.158cm">
          <draw:text-box>
            <text:list text:style-name="L1">
              <text:list-item>
                <text:p text:style-name="P14"><text:span text:style-name="T4">Except for XML, no need for</text:span><text:span text:style-name="T4"><text:line-break/></text:span><text:span text:style-name="T4">annotations at all.</text:span></text:p>
                <text:list>
                  <text:list-item>
                    <text:p text:style-name="P14"><text:span text:style-name="T4">(Only JSON right now, but...)</text:span></text:p>
                  </text:list-item>
                </text:list>
              </text:list-item>
              <text:list-item>
                <text:p text:style-name="P14"><text:span text:style-name="T4">The typesystem describes everything</text:span><text:span text:style-name="T4"><text:line-break/></text:span><text:span text:style-name="T4">needed for serialization!</text:span></text:p>
              </text:list-item>
              <text:list-item>
                <text:p text:style-name="P14"><text:span text:style-name="T4">However, still overhead: „shadow DTOs“</text:span></text:p>
                <text:list>
                  <text:list-item>
                    <text:p text:style-name="P14"><text:span text:style-name="T4">One DTO for one domain type.</text:span></text:p>
                  </text:list-item>
                  <text:list-item>
                    <text:p text:style-name="P14"><text:span text:style-name="T4">Have to transform the whole tree</text:span><text:span text:style-name="T4"><text:line-break/></text:span><text:span text:style-name="T4">to DTOs to change anything.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4.189cm" svg:height="0.919cm" svg:x="1.984cm" svg:y="10.472cm">
          <text:p text:style-name="P6">DomainType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189cm" svg:height="0.919cm" svg:x="2.645cm" svg:y="12.309cm">
          <text:p text:style-name="P6">MemberType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189cm" svg:height="0.919cm" svg:x="3.527cm" svg:y="14.147cm">
          <text:p text:style-name="P6">LeafType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189cm" svg:height="0.919cm" svg:x="7.716cm" svg:y="10.472cm">
          <text:p text:style-name="P6">DTOType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.953cm" svg:height="0.919cm" svg:x="8.377cm" svg:y="12.309cm">
          <text:p text:style-name="P6">DTOMemberType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291cm" svg:height="0.919cm" svg:x="9.259cm" svg:y="14.147cm">
          <text:p text:style-name="P6">DTOLeafTyp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543cm" svg:height="0.551cm" svg:x="6.173cm" svg:y="10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0.919cm" svg:height="0.662cm" draw:transform="rotate (-1.5707963267949) translate (4.409cm 11.3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0.919cm" svg:height="0.662cm" draw:transform="rotate (-1.5707963267949) translate (5.291cm 13.2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0.919cm" svg:height="0.662cm" draw:transform="rotate (-1.5707963267949) translate (10.142cm 11.3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0.919cm" svg:height="0.662cm" draw:transform="rotate (-1.5707963267949) translate (11.685cm 13.2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Text_5f_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Protocol Independent Serialization</text:span></text:p>
          </draw:text-box>
        </draw:frame>
        <draw:frame draw:style-name="gr3" draw:text-style-name="P15" draw:layer="layout" svg:width="13.473cm" svg:height="12.821cm" svg:x="1.543cm" svg:y="4.158cm">
          <draw:text-box>
            <text:list text:style-name="L1">
              <text:list-item>
                <text:p text:style-name="P14"><text:span text:style-name="T4">Except for XML, no need for</text:span><text:span text:style-name="T4"><text:line-break/></text:span><text:span text:style-name="T4">annotations at all.</text:span></text:p>
                <text:list>
                  <text:list-item>
                    <text:p text:style-name="P14"><text:span text:style-name="T4">(Only JSON right now, but...)</text:span></text:p>
                  </text:list-item>
                </text:list>
              </text:list-item>
              <text:list-item>
                <text:p text:style-name="P14"><text:span text:style-name="T4">The typesystem describes everything</text:span><text:span text:style-name="T4"><text:line-break/></text:span><text:span text:style-name="T4">needed for serialization!</text:span></text:p>
              </text:list-item>
              <text:list-item>
                <text:p text:style-name="P14"><text:span text:style-name="T4">Still overhead: „shadow DTOs“</text:span></text:p>
                <text:list>
                  <text:list-item>
                    <text:p text:style-name="P14"><text:span text:style-name="T4">One DTO for one domain type.</text:span></text:p>
                  </text:list-item>
                  <text:list-item>
                    <text:p text:style-name="P14"><text:span text:style-name="T4">Have to transform the whole tree</text:span><text:span text:style-name="T4"><text:line-break/></text:span><text:span text:style-name="T4">to DTOs to change anything.</text:span></text:p>
                  </text:list-item>
                </text:list>
              </text:list-item>
              <text:list-item>
                <text:p text:style-name="P14"><text:span text:style-name="T4">Easier way:</text:span></text:p>
              </text:list-item>
            </text:list>
          </draw:text-box>
        </draw:frame>
        <draw:custom-shape draw:style-name="gr15" draw:text-style-name="P16" draw:layer="layout" svg:width="4.189cm" svg:height="0.919cm" svg:x="1.984cm" svg:y="10.472cm">
          <text:p text:style-name="P6">DomainType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189cm" svg:height="0.919cm" svg:x="2.645cm" svg:y="12.309cm">
          <text:p text:style-name="P6">MemberType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189cm" svg:height="0.919cm" svg:x="3.527cm" svg:y="14.147cm">
          <text:p text:style-name="P6">LeafType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189cm" svg:height="0.919cm" svg:x="7.716cm" svg:y="10.472cm">
          <text:p text:style-name="P6">DTOType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.953cm" svg:height="0.919cm" svg:x="8.377cm" svg:y="12.309cm">
          <text:p text:style-name="P6">DTOMemberType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291cm" svg:height="0.919cm" svg:x="9.259cm" svg:y="14.147cm">
          <text:p text:style-name="P6">DTOLeafTyp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543cm" svg:height="0.551cm" svg:x="6.173cm" svg:y="10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3" draw:layer="layout" svg:width="2.125cm" svg:height="0.572cm" draw:transform="skewX (-0.152716309549504) rotate (-2.63806516438943) translate (8.863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543cm" svg:height="0.551cm" svg:x="6.834cm" svg:y="12.4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3" draw:layer="layout" svg:width="2.125cm" svg:height="0.572cm" draw:transform="skewX (-0.152716309549504) rotate (-2.63806516438943) translate (9.92cm 13.6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543cm" svg:height="0.551cm" svg:x="7.716cm" svg:y="14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8" draw:layer="layout" svg:width="11.244cm" svg:height="4.163cm" svg:x="15.433cm" svg:y="10.839cm">
          <draw:text-box>
            <text:list text:style-name="L1">
              <text:list-item>
                <text:p text:style-name="P17"><text:span text:style-name="T7">DomainType</text:span></text:p>
                <text:list>
                  <text:list-item>
                    <text:p text:style-name="P17"><text:span text:style-name="T7">encode as DTOType</text:span></text:p>
                  </text:list-item>
                </text:list>
              </text:list-item>
              <text:list-item>
                <text:p text:style-name="P17"><text:span text:style-name="T7">contains MemberType</text:span></text:p>
                <text:list>
                  <text:list-item>
                    <text:p text:style-name="P17"><text:span text:style-name="T7">encode as DTOMemberType</text:span></text:p>
                  </text:list-item>
                </text:list>
              </text:list-item>
              <text:list-item>
                <text:p text:style-name="P17"><text:span text:style-name="T7">contains LeafType</text:span></text:p>
                <text:list>
                  <text:list-item>
                    <text:p text:style-name="P17"><text:span text:style-name="T7">encode as DTOLeafTyp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Text_5f_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Protocol Independent Serialization</text:span></text:p>
          </draw:text-box>
        </draw:frame>
        <draw:frame draw:style-name="gr3" draw:text-style-name="P15" draw:layer="layout" svg:width="13.473cm" svg:height="12.821cm" svg:x="1.543cm" svg:y="4.158cm">
          <draw:text-box>
            <text:list text:style-name="L1">
              <text:list-item>
                <text:p text:style-name="P14"><text:span text:style-name="T4">Except for XML, no need for</text:span><text:span text:style-name="T4"><text:line-break/></text:span><text:span text:style-name="T4">annotations at all.</text:span></text:p>
                <text:list>
                  <text:list-item>
                    <text:p text:style-name="P14"><text:span text:style-name="T4">(Only JSON right now, but...)</text:span></text:p>
                  </text:list-item>
                </text:list>
              </text:list-item>
              <text:list-item>
                <text:p text:style-name="P14"><text:span text:style-name="T4">The typesystem describes everything</text:span><text:span text:style-name="T4"><text:line-break/></text:span><text:span text:style-name="T4">needed for serialization!</text:span></text:p>
              </text:list-item>
              <text:list-item>
                <text:p text:style-name="P14"><text:span text:style-name="T4">Still overhead: „shadow DTOs“</text:span></text:p>
                <text:list>
                  <text:list-item>
                    <text:p text:style-name="P14"><text:span text:style-name="T4">One DTO for one domain type.</text:span></text:p>
                  </text:list-item>
                  <text:list-item>
                    <text:p text:style-name="P14"><text:span text:style-name="T4">Have to transform the whole tree</text:span><text:span text:style-name="T4"><text:line-break/></text:span><text:span text:style-name="T4">to DTOs to change anything.</text:span></text:p>
                  </text:list-item>
                </text:list>
              </text:list-item>
              <text:list-item>
                <text:p text:style-name="P14"><text:span text:style-name="T4">Easier way:</text:span></text:p>
              </text:list-item>
            </text:list>
          </draw:text-box>
        </draw:frame>
        <draw:custom-shape draw:style-name="gr15" draw:text-style-name="P16" draw:layer="layout" svg:width="4.189cm" svg:height="0.919cm" svg:x="1.984cm" svg:y="10.472cm">
          <text:p text:style-name="P6">DomainType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189cm" svg:height="0.919cm" svg:x="2.645cm" svg:y="12.309cm">
          <text:p text:style-name="P6">MemberType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189cm" svg:height="0.919cm" svg:x="3.527cm" svg:y="14.147cm">
          <text:p text:style-name="P6">LeafType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189cm" svg:height="0.919cm" svg:x="7.716cm" svg:y="10.472cm">
          <text:p text:style-name="P6">DTOType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291cm" svg:height="0.919cm" svg:x="9.259cm" svg:y="14.147cm">
          <text:p text:style-name="P6">DTOLeafTyp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543cm" svg:height="0.551cm" svg:x="6.173cm" svg:y="10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3" draw:layer="layout" svg:width="2.125cm" svg:height="0.572cm" draw:transform="skewX (-0.152716309549504) rotate (-2.63806516438943) translate (8.863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0.919cm" svg:height="0.662cm" draw:transform="rotate (-1.5707963267949) translate (5.953cm 13.2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543cm" svg:height="0.551cm" svg:x="7.716cm" svg:y="14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0" draw:layer="layout" svg:width="11.244cm" svg:height="4.163cm" svg:x="15.433cm" svg:y="10.84cm">
          <draw:text-box>
            <text:list text:style-name="L1">
              <text:list-item>
                <text:p text:style-name="P19">DomainType</text:p>
                <text:list>
                  <text:list-item>
                    <text:p text:style-name="P19">encode as DTOType</text:p>
                  </text:list-item>
                </text:list>
              </text:list-item>
              <text:list-item>
                <text:p text:style-name="P19">contains MemberType</text:p>
                <text:list>
                  <text:list-item>
                    <text:p text:style-name="P19">encodes automatically</text:p>
                  </text:list-item>
                </text:list>
              </text:list-item>
              <text:list-item>
                <text:p text:style-name="P19">contains LeafType</text:p>
                <text:list>
                  <text:list-item>
                    <text:p text:style-name="P19">encode as DTOLeafTyp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Text_5f_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A Plea for Aid</text:span></text:p>
          </draw:text-box>
        </draw:frame>
        <draw:frame draw:style-name="gr3" draw:text-style-name="P15" draw:layer="layout" svg:width="13.473cm" svg:height="12.821cm" svg:x="1.543cm" svg:y="4.158cm">
          <draw:text-box>
            <text:list text:style-name="L1">
              <text:list-item>
                <text:p text:style-name="P14"><text:span text:style-name="T8">__traits(compiles)</text:span><text:span text:style-name="T4"> is </text:span><text:span text:style-name="T9">Satan</text:span><text:span text:style-name="T4"><text:line-break/></text:span><text:span text:style-name="T4">The Great </text:span><text:span text:style-name="T9">Deceiver</text:span></text:p>
                <text:list>
                  <text:list-item>
                    <text:p text:style-name="P14"><text:span text:style-name="T10">Tempts you with ease of use.</text:span></text:p>
                  </text:list-item>
                  <text:list-item>
                    <text:p text:style-name="P14"><text:span text:style-name="T10">Punishes you with horrible errors.</text:span></text:p>
                  </text:list-item>
                </text:list>
              </text:list-item>
              <text:list-item>
                <text:p text:style-name="P14"><text:span text:style-name="T10">We need to check if decode functions</text:span><text:span text:style-name="T10"><text:line-break/></text:span><text:span text:style-name="T10">match a given </text:span><text:span text:style-name="T11">return type</text:span><text:span text:style-name="T10">.</text:span></text:p>
              </text:list-item>
              <text:list-item>
                <text:p text:style-name="P14"><text:span text:style-name="T10">Only way:</text:span><text:span text:style-name="T10"><text:line-break/></text:span><text:span text:style-name="T12">__traits(compiles, decode!T)</text:span></text:p>
              </text:list-item>
              <text:list-item>
                <text:p text:style-name="P14"><text:span text:style-name="T10">Semantics error in decode?</text:span></text:p>
                <text:list>
                  <text:list-item>
                    <text:p text:style-name="P14"><text:span text:style-name="T10">Template error in serialized!</text:span></text:p>
                  </text:list-item>
                </text:list>
              </text:list-item>
              <text:list-item>
                <text:p text:style-name="P14"><text:span text:style-name="T10">Have you seen</text:span><text:span text:style-name="T10"><text:line-break/></text:span><text:span text:style-name="T10">„No matching overload“ in Phobos?</text:span></text:p>
                <text:list>
                  <text:list-item>
                    <text:p text:style-name="P14"><text:span text:style-name="T10">This is the cause of that message.</text:span></text:p>
                  </text:list-item>
                </text:list>
              </text:list-item>
              <text:list-item>
                <text:p text:style-name="P14"><text:span text:style-name="T11">A better way:</text:span><text:span text:style-name="T10"><text:line-break/></text:span><text:span text:style-name="T12">__traits(canInstantiate, decode, T)</text:span></text:p>
              </text:list-item>
              <text:list-item>
                <text:p text:style-name="P14"><text:span text:style-name="T10">Returns false if specialization</text:span><text:span text:style-name="T10"><text:line-break/></text:span><text:span text:style-name="T10">or </text:span><text:span text:style-name="T12">if()</text:span><text:span text:style-name="T10"> conditions don‘t match.</text:span></text:p>
              </text:list-item>
              <text:list-item>
                <text:p text:style-name="P14"><text:span text:style-name="T10">Body errors stay errors.</text:span></text:p>
                <text:list>
                  <text:list-item>
                    <text:p text:style-name="P14"><text:span text:style-name="T10">And appear at the right location!</text:span></text:p>
                  </text:list-item>
                </text:list>
              </text:list-item>
              <text:list-item>
                <text:p text:style-name="P14"><text:span text:style-name="T10">Please add this to the language!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Text_5f_">
        <office:forms form:automatic-focus="false" form:apply-design-mode="false"/>
        <draw:frame draw:style-name="gr1" draw:text-style-name="P2" draw:layer="layout" svg:width="23.308cm" svg:height="2.63cm" svg:x="2.866cm" svg:y="1.102cm">
          <draw:text-box>
            <text:p text:style-name="P1"><text:span text:style-name="T1">Thank you!</text:span></text:p>
          </draw:text-box>
        </draw:frame>
        <draw:frame draw:style-name="gr3" draw:text-style-name="P15" draw:layer="layout" svg:width="13.473cm" svg:height="12.821cm" svg:x="1.543cm" svg:y="4.158cm">
          <draw:text-box>
            <text:list text:style-name="L1">
              <text:list-item>
                <text:p text:style-name="P14"><text:span text:style-name="T10">Questions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DejaVu Sans Mono1" svg:font-family="'DejaVu Sans Mono'" style:font-family-generic="modern" style:font-pitch="fixed"/>
    <style:font-face style:name="Noto Sans Mono" svg:font-family="'Noto Sans Mono'" style:font-family-generic="swiss" style:font-pitch="fixed"/>
    <style:font-face style:name="Calibri1" svg:font-family="Calibri" style:font-pitch="variable"/>
    <style:font-face style:name="Fira Code" svg:font-family="'Fira Code'" style:font-pitch="variable"/>
    <style:font-face style:name="Garuda" svg:font-family="Garuda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3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6999998092651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6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75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Text-background" style:display-name="1_Titel und Text-background" style:family="presentation">
      <style:graphic-properties draw:stroke="none" draw:fill="solid" draw:fill-color="#ffffff"/>
      <style:text-properties style:letter-kerning="true"/>
    </style:style>
    <style:style style:name="_31__5f_Titel_20_und_20_Text-backgroundobjects" style:display-name="1_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Text-notes" style:display-name="1_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Text-outline1" style:display-name="1_Titel und Text-outline1" style:family="presentation">
      <style:graphic-properties draw:stroke="none" draw:fill="none" draw:auto-grow-height="false" draw:fit-to-size="shrink-to-fit" style:shrink-to-fit="true">
        <text:list-style style:name="_31__5f_Titel_20_und_20_Text-outline1" style:display-name="1_Titel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6999998092651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Text-outline2" style:display-name="1_Titel und Text-outline2" style:family="presentation" style:parent-style-name="_31__5f_Titel_20_und_20_Text-outline1">
      <style:paragraph-properties fo:margin-left="0cm" fo:margin-right="0cm" fo:margin-top="0.36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Text-outline3" style:display-name="1_Titel und Text-outline3" style:family="presentation" style:parent-style-name="_31__5f_Titel_20_und_20_Text-outline2">
      <style:paragraph-properties fo:margin-left="0cm" fo:margin-right="0cm" fo:margin-top="0.275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Text-outline4" style:display-name="1_Titel und Text-outline4" style:family="presentation" style:parent-style-name="_31__5f_Titel_20_und_20_Text-outline3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Text-outline5" style:display-name="1_Titel und Text-outline5" style:family="presentation" style:parent-style-name="_31__5f_Titel_20_und_20_Text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-outline6" style:display-name="1_Titel und Text-outline6" style:family="presentation" style:parent-style-name="_31__5f_Titel_20_und_20_Text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-outline7" style:display-name="1_Titel und Text-outline7" style:family="presentation" style:parent-style-name="_31__5f_Titel_20_und_20_Text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-outline8" style:display-name="1_Titel und Text-outline8" style:family="presentation" style:parent-style-name="_31__5f_Titel_20_und_20_Text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-outline9" style:display-name="1_Titel und Text-outline9" style:family="presentation" style:parent-style-name="_31__5f_Titel_20_und_20_Text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-subtitle" style:display-name="1_Titel und Text-subtitle" style:family="presentation">
      <style:graphic-properties draw:stroke="none" draw:fill="none" draw:textarea-vertical-align="middle">
        <text:list-style style:name="_31__5f_Titel_20_und_20_Text-subtitle" style:display-name="1_Titel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Text-title" style:display-name="1_Titel und Text-title" style:family="presentation">
      <style:graphic-properties draw:stroke="none" draw:fill="none" draw:textarea-vertical-align="middle">
        <text:list-style style:name="_31__5f_Titel_20_und_20_Text-title" style:display-name="1_Titel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6999998092651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left="0cm" fo:margin-right="0cm" fo:margin-top="0.36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3" style:family="presentation" style:parent-style-name="Agenda-outline2">
      <style:paragraph-properties fo:margin-left="0cm" fo:margin-right="0cm" fo:margin-top="0.275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4" style:family="presentation" style:parent-style-name="Agenda-outline3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Agenda-outline5" style:family="presentation" style:parent-style-name="Agenda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6999998092651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6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75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chlußfolie-background" style:display-name="6_Schlußfolie-background" style:family="presentation">
      <style:graphic-properties draw:stroke="none" draw:fill="solid" draw:fill-color="#ffffff"/>
      <style:text-properties style:letter-kerning="true"/>
    </style:style>
    <style:style style:name="_36__5f_Schlußfolie-backgroundobjects" style:display-name="6_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chlußfolie-notes" style:display-name="6_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chlußfolie-outline1" style:display-name="6_Schlußfolie-outline1" style:family="presentation">
      <style:graphic-properties draw:stroke="none" draw:fill="none" draw:auto-grow-height="false" draw:fit-to-size="shrink-to-fit" style:shrink-to-fit="true">
        <text:list-style style:name="_36__5f_Schlußfolie-outline1" style:display-name="6_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6999998092651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6__5f_Schlußfolie-outline2" style:display-name="6_Schlußfolie-outline2" style:family="presentation" style:parent-style-name="_36__5f_Schlußfolie-outline1">
      <style:paragraph-properties fo:margin-left="0cm" fo:margin-right="0cm" fo:margin-top="0.36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6__5f_Schlußfolie-outline3" style:display-name="6_Schlußfolie-outline3" style:family="presentation" style:parent-style-name="_36__5f_Schlußfolie-outline2">
      <style:paragraph-properties fo:margin-left="0cm" fo:margin-right="0cm" fo:margin-top="0.275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6__5f_Schlußfolie-outline4" style:display-name="6_Schlußfolie-outline4" style:family="presentation" style:parent-style-name="_36__5f_Schlußfolie-outline3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6__5f_Schlußfolie-outline5" style:display-name="6_Schlußfolie-outline5" style:family="presentation" style:parent-style-name="_36__5f_Schlußfoli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6__5f_Schlußfolie-outline6" style:display-name="6_Schlußfolie-outline6" style:family="presentation" style:parent-style-name="_36__5f_Schlußfoli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6__5f_Schlußfolie-outline7" style:display-name="6_Schlußfolie-outline7" style:family="presentation" style:parent-style-name="_36__5f_Schlußfoli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6__5f_Schlußfolie-outline8" style:display-name="6_Schlußfolie-outline8" style:family="presentation" style:parent-style-name="_36__5f_Schlußfoli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6__5f_Schlußfolie-outline9" style:display-name="6_Schlußfolie-outline9" style:family="presentation" style:parent-style-name="_36__5f_Schlußfoli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6__5f_Schlußfolie-subtitle" style:display-name="6_Schlußfolie-subtitle" style:family="presentation">
      <style:graphic-properties draw:stroke="none" draw:fill="none" draw:textarea-vertical-align="middle">
        <text:list-style style:name="_36__5f_Schlußfolie-subtitle" style:display-name="6_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chlußfolie-title" style:display-name="6_Schlußfolie-title" style:family="presentation">
      <style:graphic-properties draw:stroke="none" draw:fill="none" draw:textarea-vertical-align="middle">
        <text:list-style style:name="_36__5f_Schlußfolie-title" style:display-name="6_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Text_5f_-background" style:display-name="1_Titel und Text_-background" style:family="presentation">
      <style:graphic-properties draw:stroke="none" draw:fill="solid" draw:fill-color="#ffffff"/>
      <style:text-properties style:letter-kerning="true"/>
    </style:style>
    <style:style style:name="_31__5f_Titel_20_und_20_Text_5f_-backgroundobjects" style:display-name="1_Titel und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Text_5f_-notes" style:display-name="1_Titel und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Text_5f_-outline1" style:display-name="1_Titel und Text_-outline1" style:family="presentation">
      <style:graphic-properties draw:stroke="none" draw:fill="none" draw:auto-grow-height="false" draw:fit-to-size="shrink-to-fit" style:shrink-to-fit="true">
        <text:list-style style:name="_31__5f_Titel_20_und_20_Text_5f_-outline1" style:display-name="1_Titel und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.6999998092651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Noto Sans Devanagari" style:font-family-complex="'Noto Sans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Text_5f_-outline2" style:display-name="1_Titel und Text_-outline2" style:family="presentation" style:parent-style-name="_31__5f_Titel_20_und_20_Text_5f_-outline1">
      <style:paragraph-properties fo:margin-left="0cm" fo:margin-right="0cm" fo:margin-top="0.36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Text_5f_-outline3" style:display-name="1_Titel und Text_-outline3" style:family="presentation" style:parent-style-name="_31__5f_Titel_20_und_20_Text_5f_-outline2">
      <style:paragraph-properties fo:margin-left="0cm" fo:margin-right="0cm" fo:margin-top="0.275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Text_5f_-outline4" style:display-name="1_Titel und Text_-outline4" style:family="presentation" style:parent-style-name="_31__5f_Titel_20_und_20_Text_5f_-outline3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2" fo:font-family="Calibri" fo:font-size="12.8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Text_5f_-outline5" style:display-name="1_Titel und Text_-outline5" style:family="presentation" style:parent-style-name="_31__5f_Titel_20_und_20_Text_5f_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_5f_-outline6" style:display-name="1_Titel und Text_-outline6" style:family="presentation" style:parent-style-name="_31__5f_Titel_20_und_20_Text_5f_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_5f_-outline7" style:display-name="1_Titel und Text_-outline7" style:family="presentation" style:parent-style-name="_31__5f_Titel_20_und_20_Text_5f_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_5f_-outline8" style:display-name="1_Titel und Text_-outline8" style:family="presentation" style:parent-style-name="_31__5f_Titel_20_und_20_Text_5f_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_5f_-outline9" style:display-name="1_Titel und Text_-outline9" style:family="presentation" style:parent-style-name="_31__5f_Titel_20_und_20_Text_5f_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_5f_Titel_20_und_20_Text_5f_-subtitle" style:display-name="1_Titel und Text_-subtitle" style:family="presentation">
      <style:graphic-properties draw:stroke="none" draw:fill="none" draw:textarea-vertical-align="middle">
        <text:list-style style:name="_31__5f_Titel_20_und_20_Text_5f_-subtitle" style:display-name="1_Titel und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Text_5f_-title" style:display-name="1_Titel und Text_-title" style:family="presentation">
      <style:graphic-properties draw:stroke="none" draw:fill="none" draw:textarea-vertical-align="middle">
        <text:list-style style:name="_31__5f_Titel_20_und_20_Text_5f_-title" style:display-name="1_Titel und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-1.985cm)" draw:image-opacity="100%" style:mirror="none"/>
    </style:style>
    <style:style style:name="Mgr4" style:family="graphic" style:parent-style-name="standard">
      <style:graphic-properties draw:stroke="none" svg:stroke-width="0cm" svg:stroke-linecap="butt" draw:fill="solid" draw:fill-color="#6ea0d1" draw:textarea-vertical-align="middle" draw:auto-grow-height="false" draw:fit-to-size="false" style:shrink-to-fit="false" fo:min-height="17.25cm" fo:min-width="0.05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solid" svg:stroke-width="0.026cm" svg:stroke-color="#6ea0d1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1__5f_Titel_20_und_20_Tex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_31__5f_Titel_20_und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el_20_und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el_20_und_20_Tex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_5f_Titel_20_u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_31__5f_Titel_20_u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genda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_36__5f_Schluß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_36__5f_Schluß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_36__5f_Schluß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_31__5f_Titel_20_und_20_Tex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_31__5f_Titel_20_und_20_Tex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_31__5f_Titel_20_und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_31__5f_Titel_20_und_20_Tex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_31__5f_Titel_20_und_20_Tex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1__5f_Titel_20_und_20_Tex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6ea0d1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.6000003814697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.6000003814697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6000003814697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.6000003814697pt" fo:hyphenate="false"/>
    </style:style>
    <style:style style:name="MP13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2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de" fo:country="DE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bfbfbf" style:text-line-through-style="none" style:text-line-through-type="none" style:text-position="30% 58%" style:font-name="Calibri2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a6a6a6" style:text-line-through-style="none" style:text-line-through-type="none" style:text-position="0% 100%" style:font-name="Calibri2" fo:font-size="8pt" fo:letter-spacing="normal" fo:language="de" fo:country="DE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6699cc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a6a6a6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808080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6699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6699cc" fo:font-size="100%"/>
      </text:list-level-style-bullet>
      <text:list-level-style-bullet text:level="2" text:bullet-char="•">
        <style:list-level-properties text:space-before="0.509cm" text:min-label-width="0.488cm"/>
        <style:text-properties fo:font-family="Arial" style:font-family-generic="swiss" style:font-pitch="variable" fo:color="#66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6699cc" fo:font-size="100%"/>
      </text:list-level-style-bullet>
      <text:list-level-style-bullet text:level="2" text:bullet-char="•">
        <style:list-level-properties text:space-before="0.509cm" text:min-label-width="0.488cm"/>
        <style:text-properties fo:font-family="Arial" style:font-family-generic="swiss" style:font-pitch="variable" fo:color="#6699cc" fo:font-size="100%"/>
      </text:list-level-style-bullet>
      <text:list-level-style-bullet text:level="3" text:bullet-char="-">
        <style:list-level-properties text:space-before="0.998cm" text:min-label-width="0.506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6699cc" fo:font-size="100%"/>
      </text:list-level-style-bullet>
      <text:list-level-style-bullet text:level="2" text:bullet-char="•">
        <style:list-level-properties text:space-before="0.509cm" text:min-label-width="0.488cm"/>
        <style:text-properties fo:font-family="Arial" style:font-family-generic="swiss" style:font-pitch="variable" fo:color="#6699cc" fo:font-size="100%"/>
      </text:list-level-style-bullet>
      <text:list-level-style-bullet text:level="3" text:bullet-char="-">
        <style:list-level-properties text:space-before="0.998cm" text:min-label-width="0.506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505cm" text:min-label-width="0.488cm"/>
        <style:text-properties fo:font-family="Symbol" style:font-family-generic="roman" style:font-pitch="variable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6699cc" fo:font-size="100%"/>
      </text:list-level-style-bullet>
      <text:list-level-style-bullet text:level="2" text:bullet-char="•">
        <style:list-level-properties text:space-before="0.509cm" text:min-label-width="0.488cm"/>
        <style:text-properties fo:font-family="Arial" style:font-family-generic="swiss" style:font-pitch="variable" fo:color="#6699cc" fo:font-size="100%"/>
      </text:list-level-style-bullet>
      <text:list-level-style-bullet text:level="3" text:bullet-char="-">
        <style:list-level-properties text:space-before="0.998cm" text:min-label-width="0.506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505cm" text:min-label-width="0.488cm"/>
        <style:text-properties fo:font-family="Symbol" style:font-family-generic="roman" style:font-pitch="variable" fo:color="#808080" fo:font-size="100%"/>
      </text:list-level-style-bullet>
      <text:list-level-style-bullet text:level="5" text:bullet-char="-">
        <style:list-level-properties text:space-before="1.994cm" text:min-label-width="0.506cm"/>
        <style:text-properties fo:font-family="Symbol" style:font-family-generic="roman" style:font-pitch="variable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Titelfolie" style:page-layout-name="PM1" draw:style-name="Mdp1">
      <office:forms form:automatic-focus="false" form:apply-design-mode="false"/>
      <draw:frame draw:name="Grafik 6" draw:style-name="Mgr3" draw:text-style-name="MP5" draw:layer="backgroundobjects" drawooo:display="none" svg:width="4.265cm" svg:height="0.995cm" svg:x="22.82cm" svg:y="16.1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7" draw:style-name="Mgr4" draw:text-style-name="MP6" draw:layer="backgroundobjects" drawooo:display="none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23.799cm" svg:height="1.285cm" svg:x="1.652cm" svg:y="12.057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custom-shape draw:name="Rechteck 7" draw:style-name="Mgr4" draw:text-style-name="MP6" draw:layer="backgroundobjects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5" draw:layer="backgroundobjects" svg:width="5.006cm" svg:height="1.285cm" svg:x="21.717cm" svg:y="15.916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9" draw:style-name="Mgr6" draw:text-style-name="MP10" draw:layer="backgroundobjects" svg:width="3.254cm" svg:height="1.011cm" svg:x="2.36cm" svg:y="16.477cm">
        <text:p text:style-name="MP9"><text:span text:style-name="MT3">www.funkwerk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7" draw:text-style-name="MP12" draw:layer="backgroundobjects" svg:width="17.859cm" svg:height="0.925cm" svg:x="4.518cm" svg:y="16.1cm">
        <text:p text:style-name="MP11"><text:span text:style-name="MT4">© Funkwerk Systems GmbH</text:span></text:p>
        <text:p text:style-name="MP11"><text:span text:style-name="MT4">Inhalt vertraulich. Weitergabe an Dritte ist untersag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1" draw:style-name="Mgr8" draw:text-style-name="MP5" draw:layer="backgroundobjects" svg:x1="0.329cm" svg:y1="10.954cm" svg:x2="-0.993cm" svg:y2="10.954cm">
        <text:p/>
      </draw:line>
      <draw:frame draw:name="Bildplatzhalter 16" presentation:style-name="Titelfolie-outline1" draw:layer="backgroundobjects" svg:width="27.45cm" svg:height="10.953cm" svg:x="0.548cm" svg:y="0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Text" style:display-name="1_Titel und Text" style:page-layout-name="PM1" draw:style-name="Mdp1">
      <office:forms form:automatic-focus="false" form:apply-design-mode="false"/>
      <draw:frame draw:name="Grafik 6" draw:style-name="Mgr3" draw:text-style-name="MP5" draw:layer="backgroundobjects" svg:width="4.265cm" svg:height="0.995cm" svg:x="22.82cm" svg:y="16.1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7" draw:style-name="Mgr4" draw:text-style-name="MP6" draw:layer="backgroundobjects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13" draw:layer="backgroundobjects" svg:width="25.136cm" svg:height="1.101cm" svg:x="1.872cm" svg:y="1.4cm" presentation:class="title" presentation:user-transformed="true">
        <draw:text-box>
          <text:p text:style-name="MP7"><text:span text:style-name="MT5">Titelmasterformat durch Klicken bearbeiten</text:span></text:p>
        </draw:text-box>
      </draw:frame>
      <draw:frame draw:name="Fußzeilenplatzhalter 4" presentation:style-name="Mpr5" draw:text-style-name="MP14" draw:layer="backgroundobjects" svg:width="8.865cm" svg:height="0.931cm" svg:x="9.566cm" svg:y="16.22cm" presentation:class="footer" presentation:user-transformed="true">
        <draw:text-box>
          <text:p/>
        </draw:text-box>
      </draw:frame>
      <draw:frame draw:name="Foliennummernplatzhalter 5" presentation:style-name="Mpr5" draw:text-style-name="MP16" draw:layer="backgroundobjects" svg:width="1.322cm" svg:height="0.692cm" svg:x="0.55cm" svg:y="16.283cm" presentation:class="page-number" presentation:user-transformed="true">
        <draw:text-box>
          <text:p text:style-name="MP15"><text:span text:style-name="MT6"><text:page-number>&lt;Foliennummer&gt;</text:page-number></text:span></text:p>
        </draw:text-box>
      </draw:frame>
      <draw:frame draw:name="Textplatzhalter 6" presentation:style-name="Mpr6" draw:text-style-name="MP19" draw:layer="backgroundobjects" svg:width="25.136cm" svg:height="12.678cm" svg:x="1.871cm" svg:y="3.054cm" presentation:class="outline" presentation:user-transformed="true">
        <draw:text-box>
          <text:list text:style-name="ML3">
            <text:list-item>
              <text:p text:style-name="MP17"><text:span text:style-name="MT7">Textmasterformat bearbeiten</text:span></text:p>
              <text:list>
                <text:list-item>
                  <text:p text:style-name="MP18"><text:span text:style-name="MT8">Zweite Ebene</text:span></text:p>
                  <text:list>
                    <text:list-item>
                      <text:p text:style-name="MP18"><text:span text:style-name="MT8">Dritte Ebene</text:span></text:p>
                      <text:list>
                        <text:list-item>
                          <text:p text:style-name="MP18"><text:span text:style-name="MT9">Vierte Ebene</text:span></text:p>
                          <text:list>
                            <text:list-item>
                              <text:p text:style-name="MP18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7" draw:text-style-name="MP21" draw:layer="backgroundobjects" svg:width="25.136cm" svg:height="0.734cm" svg:x="1.872cm" svg:y="0.848cm" presentation:class="outline" presentation:user-transformed="true">
        <draw:text-box>
          <text:p text:style-name="MP20"><text:span text:style-name="MT10">Textmasterformat bearbeiten</text:span></text:p>
        </draw:text-box>
      </draw:frame>
      <presentation:notes style:page-layout-name="PM0">
        <office:forms form:automatic-focus="false" form:apply-design-mode="false"/>
        <draw:page-thumbnail presentation:style-name="_31__5f_Titel_20_und_20_Text-title" draw:layer="backgroundobjects" svg:width="14.848cm" svg:height="11.136cm" svg:x="3.075cm" svg:y="2.257cm" presentation:class="page"/>
        <draw:frame presentation:style-name="_31__5f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genda" style:page-layout-name="PM1" draw:style-name="Mdp1">
      <office:forms form:automatic-focus="false" form:apply-design-mode="false"/>
      <draw:frame draw:name="Grafik 6" draw:style-name="Mgr3" draw:text-style-name="MP5" draw:layer="backgroundobjects" svg:width="4.265cm" svg:height="0.995cm" svg:x="22.82cm" svg:y="16.1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7" draw:style-name="Mgr4" draw:text-style-name="MP6" draw:layer="backgroundobjects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13" draw:layer="backgroundobjects" svg:width="25.136cm" svg:height="1.101cm" svg:x="1.872cm" svg:y="1.4cm" presentation:class="title" presentation:user-transformed="true">
        <draw:text-box>
          <text:p text:style-name="MP7"><text:span text:style-name="MT5">Titelmasterformat durch Klicken bearbeiten</text:span></text:p>
        </draw:text-box>
      </draw:frame>
      <draw:frame draw:name="Fußzeilenplatzhalter 3" presentation:style-name="Mpr11" draw:text-style-name="MP14" draw:layer="backgroundobjects" svg:width="8.865cm" svg:height="0.931cm" svg:x="9.566cm" svg:y="16.22cm" presentation:class="footer" presentation:user-transformed="true">
        <draw:text-box>
          <text:p/>
        </draw:text-box>
      </draw:frame>
      <draw:frame draw:name="Foliennummernplatzhalter 4" presentation:style-name="Mpr11" draw:text-style-name="MP16" draw:layer="backgroundobjects" svg:width="1.322cm" svg:height="0.692cm" svg:x="0.55cm" svg:y="16.283cm" presentation:class="page-number" presentation:user-transformed="true">
        <draw:text-box>
          <text:p text:style-name="MP15"><text:span text:style-name="MT6"><text:page-number>&lt;Foliennummer&gt;</text:page-number></text:span></text:p>
        </draw:text-box>
      </draw:frame>
      <draw:frame draw:name="Textplatzhalter 5" presentation:style-name="Mpr12" draw:text-style-name="MP19" draw:layer="backgroundobjects" svg:width="20.285cm" svg:height="11.941cm" svg:x="4.078cm" svg:y="3.605cm" presentation:class="outline" presentation:user-transformed="true">
        <draw:text-box>
          <text:list text:style-name="ML3">
            <text:list-item>
              <text:p text:style-name="MP22"><text:span text:style-name="MT7">Textmasterformat bearbeiten</text:span></text:p>
            </text:list-item>
          </text:list>
        </draw:text-box>
      </draw:frame>
      <draw:frame draw:name="Inhaltsplatzhalter 3" presentation:style-name="Mpr13" draw:text-style-name="MP21" draw:layer="backgroundobjects" svg:width="25.136cm" svg:height="0.734cm" svg:x="1.872cm" svg:y="0.848cm" presentation:class="outline" presentation:user-transformed="true">
        <draw:text-box>
          <text:p text:style-name="MP20"><text:span text:style-name="MT10">Textmasterformat bearbeiten</text:span></text:p>
        </draw:text-box>
      </draw:frame>
      <presentation:notes style:page-layout-name="PM0">
        <office:forms form:automatic-focus="false" form:apply-design-mode="false"/>
        <draw:page-thumbnail presentation:style-name="Agenda-title" draw:layer="backgroundobjects" svg:width="14.848cm" svg:height="11.136cm" svg:x="3.075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Grafik 6" draw:style-name="Mgr3" draw:text-style-name="MP5" draw:layer="backgroundobjects" svg:width="4.265cm" svg:height="0.995cm" svg:x="22.82cm" svg:y="16.1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7" draw:style-name="Mgr4" draw:text-style-name="MP6" draw:layer="backgroundobjects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6" draw:text-style-name="MP13" draw:layer="backgroundobjects" svg:width="25.136cm" svg:height="1.101cm" svg:x="1.872cm" svg:y="1.4cm" presentation:class="title" presentation:user-transformed="true">
        <draw:text-box>
          <text:p text:style-name="MP7"><text:span text:style-name="MT5">Titelmasterformat durch Klicken bearbeiten</text:span></text:p>
        </draw:text-box>
      </draw:frame>
      <draw:frame draw:name="Inhaltsplatzhalter 2" presentation:style-name="Mpr17" draw:text-style-name="MP19" draw:layer="backgroundobjects" svg:width="11.893cm" svg:height="12.578cm" svg:x="1.872cm" svg:y="3.053cm" presentation:class="outline" presentation:user-transformed="true">
        <draw:text-box>
          <text:list text:style-name="ML3">
            <text:list-item>
              <text:p text:style-name="MP22"><text:span text:style-name="MT7">Textmasterformat bearbeiten</text:span></text:p>
              <text:list>
                <text:list-item>
                  <text:p text:style-name="MP23"><text:span text:style-name="MT8">Zweite Ebene</text:span></text:p>
                  <text:list>
                    <text:list-item>
                      <text:p text:style-name="MP23"><text:span text:style-name="MT8">Dritte Ebene</text:span></text:p>
                      <text:list>
                        <text:list-item>
                          <text:p text:style-name="MP23"><text:span text:style-name="MT9">Vierte Ebene</text:span></text:p>
                          <text:list>
                            <text:list-item>
                              <text:p text:style-name="MP2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2.126cm" svg:height="12.578cm" svg:x="14.881cm" svg:y="3.053cm" presentation:class="outline" presentation:user-transformed="true">
        <draw:text-box>
          <text:list text:style-name="ML4">
            <text:list-item>
              <text:p text:style-name="MP22"><text:span text:style-name="MT7">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5" presentation:style-name="Mpr18" draw:text-style-name="MP14" draw:layer="backgroundobjects" svg:width="8.865cm" svg:height="0.931cm" svg:x="9.566cm" svg:y="16.22cm" presentation:class="footer" presentation:user-transformed="true">
        <draw:text-box>
          <text:p/>
        </draw:text-box>
      </draw:frame>
      <draw:frame draw:name="Foliennummernplatzhalter 6" presentation:style-name="Mpr18" draw:text-style-name="MP16" draw:layer="backgroundobjects" svg:width="1.322cm" svg:height="0.692cm" svg:x="0.55cm" svg:y="16.283cm" presentation:class="page-number" presentation:user-transformed="true">
        <draw:text-box>
          <text:p text:style-name="MP15"><text:span text:style-name="MT6"><text:page-number>&lt;Foliennummer&gt;</text:page-number></text:span></text:p>
        </draw:text-box>
      </draw:frame>
      <draw:frame draw:name="Inhaltsplatzhalter 3" presentation:style-name="Mpr17" draw:text-style-name="MP21" draw:layer="backgroundobjects" svg:width="25.136cm" svg:height="0.734cm" svg:x="1.872cm" svg:y="0.848cm" presentation:class="outline" presentation:user-transformed="true">
        <draw:text-box>
          <text:p text:style-name="MP20"><text:span text:style-name="MT10">Textmasterformat bearbeiten</text:span></text:p>
        </draw:text-box>
      </draw:frame>
      <presentation:notes style:page-layout-name="PM0">
        <office:forms form:automatic-focus="false" form:apply-design-mode="false"/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6__5f_Schlußfolie" style:display-name="6_Schlußfolie" style:page-layout-name="PM1" draw:style-name="Mdp1">
      <office:forms form:automatic-focus="false" form:apply-design-mode="false"/>
      <draw:frame draw:name="Grafik 6" draw:style-name="Mgr3" draw:text-style-name="MP5" draw:layer="backgroundobjects" drawooo:display="none" svg:width="4.265cm" svg:height="0.995cm" svg:x="22.82cm" svg:y="16.1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7" draw:style-name="Mgr4" draw:text-style-name="MP6" draw:layer="backgroundobjects" drawooo:display="none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1" draw:text-style-name="MP8" draw:layer="backgroundobjects" svg:width="23.799cm" svg:height="1.285cm" svg:x="2.313cm" svg:y="7.831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custom-shape draw:name="Rechteck 7" draw:style-name="Mgr4" draw:text-style-name="MP6" draw:layer="backgroundobjects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5" draw:layer="backgroundobjects" svg:width="5.006cm" svg:height="1.285cm" svg:x="21.717cm" svg:y="15.916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9" draw:style-name="Mgr6" draw:text-style-name="MP10" draw:layer="backgroundobjects" svg:width="3.254cm" svg:height="1.011cm" svg:x="2.36cm" svg:y="16.477cm">
        <text:p text:style-name="MP9"><text:span text:style-name="MT3">www.funkwerk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7" draw:text-style-name="MP12" draw:layer="backgroundobjects" svg:width="17.859cm" svg:height="0.925cm" svg:x="4.518cm" svg:y="16.1cm">
        <text:p text:style-name="MP11"><text:span text:style-name="MT4">© Funkwerk Systems GmbH</text:span></text:p>
        <text:p text:style-name="MP11"><text:span text:style-name="MT4">Inhalt vertraulich. Weitergabe an Dritte ist untersag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3" presentation:style-name="_36__5f_Schlußfolie-outline1" draw:layer="backgroundobjects" svg:width="27.45cm" svg:height="6.544cm" svg:x="0.548cm" svg:y="0cm" presentation:class="outline" presentation:placeholder="true" presentation:user-transformed="true">
        <draw:text-box/>
      </draw:frame>
      <draw:line draw:name="Gerade Verbindung 12" draw:style-name="Mgr8" draw:text-style-name="MP5" draw:layer="backgroundobjects" svg:x1="0.329cm" svg:y1="6.544cm" svg:x2="-0.993cm" svg:y2="6.544cm">
        <text:p/>
      </draw:line>
      <presentation:notes style:page-layout-name="PM0">
        <office:forms form:automatic-focus="false" form:apply-design-mode="false"/>
        <draw:page-thumbnail presentation:style-name="_36__5f_Schlußfolie-title" draw:layer="backgroundobjects" svg:width="14.848cm" svg:height="11.136cm" svg:x="3.075cm" svg:y="2.257cm" presentation:class="page"/>
        <draw:frame presentation:style-name="_36__5f_Schlußfolie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Text_5f_" style:display-name="1_Titel und Text_" style:page-layout-name="PM1" draw:style-name="Mdp1">
      <office:forms form:automatic-focus="false" form:apply-design-mode="false"/>
      <draw:frame draw:name="Grafik 6" draw:style-name="Mgr3" draw:text-style-name="MP5" draw:layer="backgroundobjects" svg:width="4.265cm" svg:height="0.995cm" svg:x="22.82cm" svg:y="16.1cm">
        <draw:image xlink:href="Pictures/1000105600004D7B000017E9F4E2FAD780817858.wmf" xlink:type="simple" xlink:show="embed" xlink:actuate="onLoad" loext:mime-type="image/x-wmf">
          <text:p/>
        </draw:image>
        <draw:image xlink:href="Pictures/10000201000002D6000000E5CFBA2F88DA7BCD24.png" xlink:type="simple" xlink:show="embed" xlink:actuate="onLoad" loext:mime-type="image/png"/>
        <svg:desc>funkwerk-CMYK.wmf</svg:desc>
      </draw:frame>
      <draw:custom-shape draw:name="Rechteck 7" draw:style-name="Mgr4" draw:text-style-name="MP6" draw:layer="backgroundobjects" svg:width="0.549cm" svg:height="17.49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4" draw:text-style-name="MP13" draw:layer="backgroundobjects" svg:width="25.136cm" svg:height="1.101cm" svg:x="1.872cm" svg:y="1.4cm" presentation:class="title" presentation:user-transformed="true">
        <draw:text-box>
          <text:p text:style-name="MP7"><text:span text:style-name="MT5">Titelmasterformat durch Klicken bearbeiten</text:span></text:p>
        </draw:text-box>
      </draw:frame>
      <draw:frame draw:name="Fußzeilenplatzhalter 4" presentation:style-name="Mpr25" draw:text-style-name="MP14" draw:layer="backgroundobjects" svg:width="8.865cm" svg:height="0.931cm" svg:x="9.566cm" svg:y="16.22cm" presentation:class="footer" presentation:user-transformed="true">
        <draw:text-box>
          <text:p/>
        </draw:text-box>
      </draw:frame>
      <draw:frame draw:name="Foliennummernplatzhalter 5" presentation:style-name="Mpr25" draw:text-style-name="MP16" draw:layer="backgroundobjects" svg:width="1.322cm" svg:height="0.692cm" svg:x="0.55cm" svg:y="16.283cm" presentation:class="page-number" presentation:user-transformed="true">
        <draw:text-box>
          <text:p text:style-name="MP15"><text:span text:style-name="MT6"><text:page-number>&lt;Foliennummer&gt;</text:page-number></text:span></text:p>
        </draw:text-box>
      </draw:frame>
      <draw:frame draw:name="Textplatzhalter 6" presentation:style-name="Mpr26" draw:text-style-name="MP19" draw:layer="backgroundobjects" svg:width="25.136cm" svg:height="12.678cm" svg:x="1.871cm" svg:y="3.054cm" presentation:class="outline" presentation:user-transformed="true">
        <draw:text-box>
          <text:list text:style-name="ML3">
            <text:list-item>
              <text:p text:style-name="MP17"><text:span text:style-name="MT7">Textmasterformat bearbeiten</text:span></text:p>
              <text:list>
                <text:list-item>
                  <text:p text:style-name="MP18"><text:span text:style-name="MT8">Zweite Ebene</text:span></text:p>
                  <text:list>
                    <text:list-item>
                      <text:p text:style-name="MP18"><text:span text:style-name="MT8">Dritte Ebene</text:span></text:p>
                      <text:list>
                        <text:list-item>
                          <text:p text:style-name="MP18"><text:span text:style-name="MT9">Vierte Ebene</text:span></text:p>
                          <text:list>
                            <text:list-item>
                              <text:p text:style-name="MP18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7" draw:text-style-name="MP21" draw:layer="backgroundobjects" svg:width="25.136cm" svg:height="0.734cm" svg:x="1.872cm" svg:y="0.848cm" presentation:class="outline" presentation:user-transformed="true">
        <draw:text-box>
          <text:p text:style-name="MP20"><text:span text:style-name="MT10">Textmasterformat bearbeiten</text:span></text:p>
        </draw:text-box>
      </draw:frame>
      <presentation:notes style:page-layout-name="PM0">
        <office:forms form:automatic-focus="false" form:apply-design-mode="false"/>
        <draw:page-thumbnail presentation:style-name="_31__5f_Titel_20_und_20_Text_5f_-title" draw:layer="backgroundobjects" svg:width="14.848cm" svg:height="11.136cm" svg:x="3.075cm" svg:y="2.257cm" presentation:class="page"/>
        <draw:frame presentation:style-name="_31__5f_Titel_20_und_20_Text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editing-cycles>28</meta:editing-cycles>
    <meta:creation-date>2020-10-05T07:41:36.880167994</meta:creation-date>
    <dc:date>2020-11-05T07:27:54.616991522</dc:date>
    <meta:editing-duration>P1DT15H13M50S</meta:editing-duration>
    <meta:generator>LibreOffice/6.4.4.2$Linux_X86_64 LibreOffice_project/40$Build-2</meta:generator>
    <meta:document-statistic meta:object-count="195"/>
    <meta:user-defined meta:name="AppVersion">14.0000</meta:user-defined>
    <meta:user-defined meta:name="Company">FW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